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10.1153in" table:align="margins"/>
    </style:style>
    <style:style style:name="List.A" style:family="table-column">
      <style:table-column-properties style:column-width="0.3118in" style:rel-column-width="2020*"/>
    </style:style>
    <style:style style:name="List.B" style:family="table-column">
      <style:table-column-properties style:column-width="2.5778in" style:rel-column-width="16700*"/>
    </style:style>
    <style:style style:name="List.C" style:family="table-column">
      <style:table-column-properties style:column-width="0.9215in" style:rel-column-width="5970*"/>
    </style:style>
    <style:style style:name="List.D" style:family="table-column">
      <style:table-column-properties style:column-width="1.1868in" style:rel-column-width="7689*"/>
    </style:style>
    <style:style style:name="List.E" style:family="table-column">
      <style:table-column-properties style:column-width="2.2271in" style:rel-column-width="14428*"/>
    </style:style>
    <style:style style:name="List.F" style:family="table-column">
      <style:table-column-properties style:column-width="1.4451in" style:rel-column-width="9362*"/>
    </style:style>
    <style:style style:name="List.G" style:family="table-column">
      <style:table-column-properties style:column-width="1.4458in" style:rel-column-width="9366*"/>
    </style:style>
    <style:style style:name="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List.G1" style:family="table-cell">
      <style:table-cell-properties fo:padding="0.0382in" fo:border="0.05pt solid #000000"/>
    </style:style>
    <style:style style:name="List.A2" style:family="table-cell">
      <style:table-cell-properties fo:padding="0.0382in" fo:border-left="0.05pt solid #000000" fo:border-right="none" fo:border-top="none" fo:border-bottom="0.05pt solid #000000"/>
    </style:style>
    <style:style style:name="Lis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officeooo:rsid="004c0373" officeooo:paragraph-rsid="004c037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Nimbus Sans L" fo:font-size="12pt" officeooo:rsid="004f2e45" officeooo:paragraph-rsid="004f2e45" style:font-size-asian="12pt" style:font-size-complex="12pt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4831a7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officeooo:rsid="0020bac8" officeooo:paragraph-rsid="003c42fc" style:font-size-asian="12pt" style:font-size-complex="12pt"/>
    </style:style>
    <style:style style:name="P13" style:family="paragraph" style:parent-style-name="Heading_20_3">
      <style:paragraph-properties fo:text-align="center" style:justify-single-word="false"/>
      <style:text-properties officeooo:rsid="004c0373" officeooo:paragraph-rsid="004c0373"/>
    </style:style>
    <style:style style:name="P14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831a7" officeooo:paragraph-rsid="004831a7" style:font-size-asian="12pt" style:font-weight-asian="bold" style:font-size-complex="12pt"/>
    </style:style>
    <style:style style:name="P15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ПИСОК ЧЛЕНОВ</text:p>
      <text:p text:style-name="P11">Контрольно-ревизионной комиссии</text:p>
      <text:p text:style-name="P11">Первичной профсоюзной организации</text:p>
      <text:p text:style-name="P11">Белорусского Независимого профсоюза работников</text:p>
      <text:p text:style-name="P10"/>
      <text:p text:style-name="P15"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able:table table:name="List" table:style-name="List">
        <table:table-column table:style-name="List.A"/>
        <table:table-column table:style-name="List.B"/>
        <table:table-column table:style-name="List.C"/>
        <table:table-column table:style-name="List.D"/>
        <table:table-column table:style-name="List.E"/>
        <table:table-column table:style-name="List.F"/>
        <table:table-column table:style-name="List.G"/>
        <table:table-row>
          <table:table-cell table:style-name="List.A1" office:value-type="string">
            <text:h text:style-name="P13" text:outline-level="3">№</text:h>
          </table:table-cell>
          <table:table-cell table:style-name="List.A1" office:value-type="string">
            <text:p text:style-name="P9">Фамилия, имя, отчество</text:p>
          </table:table-cell>
          <table:table-cell table:style-name="List.A1" office:value-type="string">
            <text:p text:style-name="P9">Дата рождения</text:p>
          </table:table-cell>
          <table:table-cell table:style-name="List.A1" office:value-type="string">
            <text:p text:style-name="P9">Граждан-ство</text:p>
          </table:table-cell>
          <table:table-cell table:style-name="List.A1" office:value-type="string">
            <text:p text:style-name="P9">Адрес постоянного места жительства и номер домашнего телефона</text:p>
          </table:table-cell>
          <table:table-cell table:style-name="List.A1" office:value-type="string">
            <text:p text:style-name="P9">Место работы (учебы) и номер рабочего телефона</text:p>
          </table:table-cell>
          <table:table-cell table:style-name="List.G1" office:value-type="string">
            <text:p text:style-name="P9">Должность в выборном органе</text:p>
          </table:table-cell>
        </table:table-row>
        <table:table-row>
          <table:table-cell table:style-name="List.A2" office:value-type="string">
            <text:p text:style-name="P8">1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2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3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4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5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</table:table>
      <text:p text:style-name="P15"/>
      <text:p text:style-name="P12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32:53.041154118</dc:date>
    <meta:editing-duration>PT1H21M10S</meta:editing-duration>
    <meta:editing-cycles>48</meta:editing-cycles>
    <meta:generator>LibreOffice/5.2.7.2$Linux_X86_64 LibreOffice_project/20m0$Build-2</meta:generator>
    <meta:document-statistic meta:table-count="1" meta:image-count="0" meta:object-count="0" meta:page-count="1" meta:paragraph-count="21" meta:word-count="48" meta:character-count="396" meta:non-whitespace-character-count="319"/>
  </office:meta>
</office:document-meta>
</file>